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859b" officeooo:paragraph-rsid="001b859b"/>
    </style:style>
    <style:style style:name="P2" style:family="paragraph" style:parent-style-name="Standard">
      <style:text-properties officeooo:rsid="001b859b" officeooo:paragraph-rsid="0027ba07"/>
    </style:style>
    <style:style style:name="P3" style:family="paragraph" style:parent-style-name="Standard">
      <style:text-properties style:text-underline-style="solid" style:text-underline-width="auto" style:text-underline-color="font-color" fo:font-weight="normal" officeooo:rsid="001b859b" officeooo:paragraph-rsid="001b859b"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21af6f" officeooo:paragraph-rsid="0021af6f"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37c0b" officeooo:paragraph-rsid="00237c0b"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27ba07" officeooo:paragraph-rsid="0027ba07" style:font-weight-asian="normal" style:font-weight-complex="normal"/>
    </style:style>
    <style:style style:name="P7" style:family="paragraph" style:parent-style-name="Standard">
      <style:text-properties style:text-underline-style="solid" style:text-underline-width="auto" style:text-underline-color="font-color" fo:font-weight="bold" officeooo:rsid="0027ba07" officeooo:paragraph-rsid="0027ba07" style:font-weight-asian="bold" style:font-weight-complex="bold"/>
    </style:style>
    <style:style style:name="P8" style:family="paragraph" style:parent-style-name="Standard">
      <style:text-properties officeooo:rsid="0021af6f" officeooo:paragraph-rsid="0021af6f"/>
    </style:style>
    <style:style style:name="P9" style:family="paragraph" style:parent-style-name="Standard">
      <style:text-properties officeooo:rsid="0021af6f" officeooo:paragraph-rsid="0027ba07"/>
    </style:style>
    <style:style style:name="P10" style:family="paragraph" style:parent-style-name="Standard">
      <style:text-properties officeooo:rsid="00237c0b" officeooo:paragraph-rsid="00237c0b"/>
    </style:style>
    <style:style style:name="P11" style:family="paragraph" style:parent-style-name="Standard">
      <style:text-properties officeooo:rsid="00237c0b" officeooo:paragraph-rsid="0027ba07"/>
    </style:style>
    <style:style style:name="P12" style:family="paragraph" style:parent-style-name="Standard">
      <style:text-properties style:text-underline-style="none" fo:font-weight="normal" officeooo:rsid="001b859b" officeooo:paragraph-rsid="001b859b" style:font-weight-asian="normal" style:font-weight-complex="normal"/>
    </style:style>
    <style:style style:name="P13" style:family="paragraph" style:parent-style-name="Standard">
      <style:text-properties style:text-underline-style="none" fo:font-weight="normal" officeooo:rsid="002129f1" officeooo:paragraph-rsid="001b859b" style:font-weight-asian="normal" style:font-weight-complex="normal"/>
    </style:style>
    <style:style style:name="P14" style:family="paragraph" style:parent-style-name="Standard">
      <style:text-properties style:text-underline-style="none" fo:font-weight="normal" officeooo:rsid="0027ba07" officeooo:paragraph-rsid="0027ba07"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237c0b" officeooo:paragraph-rsid="0027ba07"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237c0b" officeooo:paragraph-rsid="0033a019"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1b859b" officeooo:paragraph-rsid="0033a019"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1b859b" officeooo:paragraph-rsid="00354aa9"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21af6f" officeooo:paragraph-rsid="0033a019" style:font-weight-asian="normal" style:font-weight-complex="normal"/>
    </style:style>
    <style:style style:name="P20" style:family="paragraph" style:parent-style-name="Standard">
      <style:text-properties style:text-underline-style="solid" style:text-underline-width="auto" style:text-underline-color="font-color" officeooo:rsid="001b859b" officeooo:paragraph-rsid="00354aa9"/>
    </style:style>
    <style:style style:name="P21" style:family="paragraph" style:parent-style-name="Standard">
      <style:text-properties officeooo:rsid="001b859b" officeooo:paragraph-rsid="0033a019"/>
    </style:style>
    <style:style style:name="P22" style:family="paragraph" style:parent-style-name="Standard">
      <style:text-properties fo:font-weight="normal" officeooo:rsid="00354aa9" officeooo:paragraph-rsid="00354aa9" style:font-weight-asian="normal" style:font-weight-complex="normal"/>
    </style:style>
    <style:style style:name="P23" style:family="paragraph" style:parent-style-name="Standard">
      <style:text-properties fo:font-weight="normal" officeooo:rsid="00354aa9" officeooo:paragraph-rsid="0037019e" style:font-weight-asian="normal" style:font-weight-complex="normal"/>
    </style:style>
    <style:style style:name="P24" style:family="paragraph" style:parent-style-name="Standard">
      <style:text-properties fo:font-weight="normal" officeooo:rsid="0037019e" officeooo:paragraph-rsid="0037019e" style:font-weight-asian="normal" style:font-weight-complex="normal"/>
    </style:style>
    <style:style style:name="P25" style:family="paragraph" style:parent-style-name="Standard">
      <style:text-properties fo:font-weight="normal" officeooo:rsid="003a1306" officeooo:paragraph-rsid="003affd1" style:font-weight-asian="normal" style:font-weight-complex="normal"/>
    </style:style>
    <style:style style:name="P26" style:family="paragraph" style:parent-style-name="Standard">
      <style:text-properties fo:font-weight="normal" officeooo:rsid="003a1306" officeooo:paragraph-rsid="003ce3ba" style:font-weight-asian="normal" style:font-weight-complex="normal"/>
    </style:style>
    <style:style style:name="P27" style:family="paragraph" style:parent-style-name="Standard">
      <style:text-properties fo:font-weight="normal" officeooo:rsid="003affd1" officeooo:paragraph-rsid="003affd1" style:font-weight-asian="normal" style:font-weight-complex="normal"/>
    </style:style>
    <style:style style:name="P28" style:family="paragraph" style:parent-style-name="Standard">
      <style:text-properties fo:font-weight="normal" officeooo:rsid="003da599" officeooo:paragraph-rsid="003da599" style:font-weight-asian="normal" style:font-weight-complex="normal"/>
    </style:style>
    <style:style style:name="P29" style:family="paragraph" style:parent-style-name="Standard">
      <style:text-properties style:text-underline-style="none" fo:font-weight="normal" officeooo:rsid="00277675" officeooo:paragraph-rsid="00237c0b" style:font-weight-asian="normal" style:font-weight-complex="normal"/>
    </style:style>
    <style:style style:name="P30" style:family="paragraph" style:parent-style-name="Standard">
      <style:text-properties fo:font-weight="bold" officeooo:rsid="001b859b" officeooo:paragraph-rsid="001b859b" style:font-weight-asian="bold" style:font-weight-complex="bold"/>
    </style:style>
    <style:style style:name="P31" style:family="paragraph" style:parent-style-name="Standard">
      <style:text-properties fo:font-weight="bold" officeooo:rsid="00354aa9" officeooo:paragraph-rsid="00354aa9" style:font-weight-asian="bold" style:font-weight-complex="bold"/>
    </style:style>
    <style:style style:name="T1" style:family="text">
      <style:text-properties style:text-underline-style="none"/>
    </style:style>
    <style:style style:name="T2" style:family="text">
      <style:text-properties style:text-underline-style="none" officeooo:rsid="001e05ad"/>
    </style:style>
    <style:style style:name="T3" style:family="text">
      <style:text-properties style:text-underline-style="none" officeooo:rsid="001fd249"/>
    </style:style>
    <style:style style:name="T4" style:family="text">
      <style:text-properties style:text-underline-style="none" officeooo:rsid="002129f1"/>
    </style:style>
    <style:style style:name="T5" style:family="text">
      <style:text-properties style:text-underline-style="none" officeooo:rsid="00277675"/>
    </style:style>
    <style:style style:name="T6" style:family="text">
      <style:text-properties style:text-underline-style="none" officeooo:rsid="00250068"/>
    </style:style>
    <style:style style:name="T7" style:family="text">
      <style:text-properties style:text-underline-style="none" officeooo:rsid="0026dbe5"/>
    </style:style>
    <style:style style:name="T8" style:family="text">
      <style:text-properties style:text-underline-style="none" officeooo:rsid="002a2cb8"/>
    </style:style>
    <style:style style:name="T9" style:family="text">
      <style:text-properties style:text-underline-style="none" officeooo:rsid="002c2536"/>
    </style:style>
    <style:style style:name="T10" style:family="text">
      <style:text-properties style:text-underline-style="none" officeooo:rsid="0033a019"/>
    </style:style>
    <style:style style:name="T11" style:family="text">
      <style:text-properties style:text-underline-style="none" officeooo:rsid="00354aa9"/>
    </style:style>
    <style:style style:name="T12" style:family="text">
      <style:text-properties style:text-underline-style="none" fo:font-weight="normal" officeooo:rsid="0027ba07" style:font-weight-asian="normal" style:font-weight-complex="normal"/>
    </style:style>
    <style:style style:name="T13" style:family="text">
      <style:text-properties style:text-underline-style="none" fo:font-weight="normal" officeooo:rsid="00354aa9" style:font-weight-asian="normal" style:font-weight-complex="normal"/>
    </style:style>
    <style:style style:name="T14" style:family="text">
      <style:text-properties style:text-underline-style="none" officeooo:rsid="003ef572"/>
    </style:style>
    <style:style style:name="T15" style:family="text">
      <style:text-properties officeooo:rsid="001c9b75"/>
    </style:style>
    <style:style style:name="T16" style:family="text">
      <style:text-properties officeooo:rsid="001d3fc2"/>
    </style:style>
    <style:style style:name="T17" style:family="text">
      <style:text-properties officeooo:rsid="001fd249"/>
    </style:style>
    <style:style style:name="T18" style:family="text">
      <style:text-properties officeooo:rsid="002129f1"/>
    </style:style>
    <style:style style:name="T19" style:family="text">
      <style:text-properties officeooo:rsid="00250068"/>
    </style:style>
    <style:style style:name="T20" style:family="text">
      <style:text-properties officeooo:rsid="0026dbe5"/>
    </style:style>
    <style:style style:name="T21" style:family="text">
      <style:text-properties officeooo:rsid="0027ba07"/>
    </style:style>
    <style:style style:name="T22" style:family="text">
      <style:text-properties officeooo:rsid="0028283d"/>
    </style:style>
    <style:style style:name="T23" style:family="text">
      <style:text-properties officeooo:rsid="00299fb4"/>
    </style:style>
    <style:style style:name="T24" style:family="text">
      <style:text-properties officeooo:rsid="002fe695"/>
    </style:style>
    <style:style style:name="T25" style:family="text">
      <style:text-properties officeooo:rsid="0033a019"/>
    </style:style>
    <style:style style:name="T26" style:family="text">
      <style:text-properties officeooo:rsid="00354aa9"/>
    </style:style>
    <style:style style:name="T27" style:family="text">
      <style:text-properties officeooo:rsid="0037019e"/>
    </style:style>
    <style:style style:name="T28" style:family="text">
      <style:text-properties officeooo:rsid="00385708"/>
    </style:style>
    <style:style style:name="T29" style:family="text">
      <style:text-properties officeooo:rsid="003a1306"/>
    </style:style>
    <style:style style:name="T30" style:family="text">
      <style:text-properties officeooo:rsid="003affd1"/>
    </style:style>
    <style:style style:name="T31" style:family="text">
      <style:text-properties officeooo:rsid="003ce3ba"/>
    </style:style>
    <style:style style:name="T32" style:family="text">
      <style:text-properties fo:font-weight="bold" officeooo:rsid="001b859b" style:font-weight-asian="bold" style:font-weight-complex="bold"/>
    </style:style>
    <style:style style:name="T33" style:family="text">
      <style:text-properties fo:font-weight="bold" officeooo:rsid="0033a019" style:font-weight-asian="bold" style:font-weight-complex="bold"/>
    </style:style>
    <style:style style:name="T34" style:family="text">
      <style:text-properties officeooo:rsid="003da599"/>
    </style:style>
    <style:style style:name="T35" style:family="text">
      <style:text-properties officeooo:rsid="001b859b"/>
    </style:style>
    <style:style style:name="T36" style:family="text">
      <style:text-properties officeooo:rsid="003ef5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imings are in!</text:p>
      <text:p text:style-name="P31"/>
      <text:p text:style-name="P31"/>
      <text:p text:style-name="P22">Finally we are at a stage where we can consider empirically the impact of “going post-quantum” on TLS, <text:span text:style-name="T34">particularly in the IoT context</text:span>. Recall the current assumption that that the protocol itself does not change, but that plausible Post Quantum candidates are <text:span text:style-name="T29">simply </text:span>substituted for their pre-quantum equivalents.</text:p>
      <text:p text:style-name="P22"/>
      <text:p text:style-name="P22">To make the comparison interest<text:span text:style-name="T27">ing</text:span> and concrete we will consider a situation where the lattice-based Dilithium and Kyber primitives are substituted for standard 256-bit elliptic curves. In our case Kyber768 substitutes for the X25519 curve used for the key exchange, and Dilithium3 substitutes for the secp256r1 elliptic curve commonly used for digital signature. In the IoT setting small elliptic curves were particularly attractive, as key sizes were minimal. With PQ crypto we have to surrender that advantage as <text:span text:style-name="T27">explain</text:span>ed earlier. </text:p>
      <text:p text:style-name="P22"/>
      <text:p text:style-name="P24">Another consideration is that of client authentication. Now this is rare for standard Web traffic, but much more commonly used in the IoT setting, so we will consider timing with and without client side authentication included in the protocol. <text:span text:style-name="T30">(Note that Dilithium signatures take a wildly varying amount of time, as it makes multiple attempts to </text:span><text:span text:style-name="T34">generate</text:span><text:span text:style-name="T30"> a secure signature).</text:span></text:p>
      <text:p text:style-name="P22"/>
      <text:p text:style-name="P22"><text:span text:style-name="T29">H</text:span>ardware support may be available for elliptic curve cryptography, and highly optimized assembly language implementations <text:span text:style-name="T29">have been written over the years </text:span>for many processors. So we will include such a scenario as well. <text:span text:style-name="T27">This is a little unfair on the PQ s</text:span><text:span text:style-name="T29">etting</text:span><text:span text:style-name="T27">, as over time hardware support and assembly language code </text:span><text:span text:style-name="T34">will </text:span><text:span text:style-name="T27">appear for </text:span><text:span text:style-name="T34">popular</text:span><text:span text:style-name="T27"> processors. </text:span><text:span text:style-name="T34">Note that f</text:span><text:span text:style-name="T27">or our lattice based primitives hardware support for SHA3 would make a huge difference, as they spend most of their time hashing.</text:span></text:p>
      <text:p text:style-name="P22"/>
      <text:p text:style-name="P24">Since certificates still play a large part, we will assume a standard certificate chain of length 3 for the server, and a single self-signed cert for the client (where the associated private key may be inside of protected hardware). <text:span text:style-name="T34">This implies that 3 verifications will be needed by a client to verify a full server certificate chain. In fact more may be required for longer chains, and for support for Certificate Transparency and OCSP stapling – but for now we just need 3.</text:span></text:p>
      <text:p text:style-name="P22"/>
      <text:p text:style-name="P24">First thing to note is that the dynamic memory requirement will <text:span text:style-name="T29">inevitably </text:span>increase. For a small ECC based implementation we <text:span text:style-name="T29">f</text:span>ind that 17K of RAM suffices. But for the PQ implementation th<text:span text:style-name="T29">is</text:span> rises to around 58K. That is bad, but not a show stopper, as the memory resourcing of IoT nodes has improved a lot over the years. Certainly its not a problem for our two chosen devices.</text:p>
      <text:p text:style-name="P30"/>
      <text:p text:style-name="P23"><text:span text:style-name="T27">But as regards timings </text:span>just how bad is it going to be? <text:span text:style-name="T27">One problem we have it that </text:span><text:span text:style-name="T28">it</text:span><text:span text:style-name="T27"> is not at all clear exactly when TLS finishes and application traffic commences, as application data may be intermingled with the protocol handshake. Again to be concrete we assume that a full handshake terminates when the server has issued its resumption tickets, receive</text:span><text:span text:style-name="T36">d</text:span><text:span text:style-name="T27"> a short application message from the client, </text:span><text:span text:style-name="T28">and return</text:span><text:span text:style-name="T36">ed</text:span><text:span text:style-name="T28"> a short message of its own</text:span><text:span text:style-name="T27">. </text:span><text:span text:style-name="T36">For a</text:span><text:span text:style-name="T28"> resumption handshake </text:span><text:span text:style-name="T36">the client </text:span><text:span text:style-name="T28">sends </text:span><text:span text:style-name="T29">the same</text:span><text:span text:style-name="T28"> short message as “early data” and is finished after it receives </text:span><text:span text:style-name="T36">the same</text:span><text:span text:style-name="T28"> short message </text:span><text:span text:style-name="T36">reply </text:span><text:span text:style-name="T28">from the server.</text:span></text:p>
      <text:p text:style-name="P23"/>
      <text:p text:style-name="P23"/>
      <text:p text:style-name="P25">The full results are below, and I am still digesting the implications myself. Consider only the RP2040 device. Here the starkest comparison is between what we had gotten used to – elliptic curves with hardware and assembly language support - against portable software lattice-based crypto. </text:p>
      <text:p text:style-name="P25"/>
      <text:p text:style-name="P27"><text:soft-page-break/>With client authentication (and recall Dilithium signatures are slow) </text:p>
      <text:p text:style-name="P25"><text:span text:style-name="T30">An ECC full handshake takes </text:span><text:span text:style-name="T31">646</text:span><text:span text:style-name="T30"> ms, and a resumption takes 207 ms.</text:span></text:p>
      <text:p text:style-name="P25">A PQ <text:span text:style-name="T30">f</text:span>ull <text:span text:style-name="T30">h</text:span>andshake takes an average of 1170 ms, and a resumption takes 351 ms. </text:p>
      <text:p text:style-name="P27"/>
      <text:p text:style-name="P27">Without client authentication</text:p>
      <text:p text:style-name="P25"><text:span text:style-name="T30">An ECC full handshake takes 584 ms, the resumption is uncha</text:span><text:span text:style-name="T31">n</text:span><text:span text:style-name="T30">ged.</text:span></text:p>
      <text:p text:style-name="P26">A PQ <text:span text:style-name="T30">f</text:span>ull <text:span text:style-name="T30">h</text:span>andshake takes an average of <text:span text:style-name="T30">806</text:span> ms, <text:span text:style-name="T30">the resumption is unchanged</text:span>. </text:p>
      <text:p text:style-name="P28"/>
      <text:p text:style-name="P28"><text:span text:style-name="T35">Y</text:span>ou can of course draw your own conclusions. My conclusion is that once H/W <text:span text:style-name="T36">and assembly language </text:span>support for lattice based crypto starts appearing there will not really be much difference in the timings, and hence on user experience. </text:p>
      <text:p text:style-name="P26"><text:span text:style-name="T32"/></text:p>
      <text:p text:style-name="P26"><text:span text:style-name="T32"/></text:p>
      <text:p text:style-name="P26"><text:span text:style-name="T32">TinyPICO – </text:span><text:span text:style-name="T33">ESP32 - 240MHz</text:span></text:p>
      <text:p text:style-name="P1"/>
      <text:p text:style-name="P20">Post Quantum<text:span text:style-name="T1"><text:tab/></text:span><text:span text:style-name="T12"> <text:s/></text:span><text:span text:style-name="T13">Portable software only, </text:span><text:span text:style-name="T1">Maximum Stack </text:span><text:span text:style-name="T2">w/o client auth </text:span><text:span text:style-name="T1">54K, </text:span><text:span text:style-name="T2">w client auth 58K</text:span><text:span text:style-name="T1"> </text:span></text:p>
      <text:p text:style-name="P1"/>
      <text:p text:style-name="P1"><text:tab/><text:tab/><text:tab/><text:tab/>Time(ms)<text:tab/>Time(ms)<text:tab/>Time(ms)<text:tab/>Time(ms) <text:tab/>Time(ms)</text:p>
      <text:p text:style-name="P1">Full H/S<text:tab/><text:tab/><text:tab/><text:span text:style-name="T15">398<text:tab/><text:tab/>422<text:tab/><text:tab/>375<text:tab/><text:tab/>436<text:tab/><text:tab/>389</text:span></text:p>
      <text:p text:style-name="P1">Full H/S + Client Auth<text:tab/><text:span text:style-name="T16">764<text:tab/><text:tab/>790<text:tab/><text:tab/>540<text:tab/><text:tab/>782<text:tab/><text:tab/>623</text:span></text:p>
      <text:p text:style-name="P1"/>
      <text:p text:style-name="P1">Resume+Early data<text:tab/><text:tab/><text:span text:style-name="T15">333<text:tab/><text:tab/>343<text:tab/><text:tab/>468<text:tab/><text:tab/>343<text:tab/><text:tab/>343</text:span></text:p>
      <text:p text:style-name="P1"/>
      <text:p text:style-name="P8">Kyber768 Key generation + Secret Share – 27ms</text:p>
      <text:p text:style-name="P10">Dilithium3 Verification – <text:span text:style-name="T19">40ms (x3)</text:span></text:p>
      <text:p text:style-name="P10">Dilithium3 Signature - 126/<text:span text:style-name="T19">472/208/133/639</text:span><text:span text:style-name="T20">ms</text:span></text:p>
      <text:p text:style-name="P1"/>
      <text:p text:style-name="P18">ECC<text:span text:style-name="T1"><text:tab/></text:span><text:span text:style-name="T11">Portable software only, </text:span><text:span text:style-name="T1">Maximum Stack <text:s/></text:span><text:span text:style-name="T2">w/o client auth </text:span><text:span text:style-name="T3">17</text:span><text:span text:style-name="T1">K, </text:span><text:span text:style-name="T2">w client auth </text:span><text:span text:style-name="T4">17</text:span><text:span text:style-name="T2">K</text:span><text:span text:style-name="T1"> </text:span></text:p>
      <text:p text:style-name="P12"/>
      <text:p text:style-name="P1"><text:tab/><text:tab/><text:tab/><text:tab/>Time(ms)<text:tab/>Time(ms)<text:tab/>Time(ms)<text:tab/>Time(ms) <text:tab/>Time(ms)</text:p>
      <text:p text:style-name="P1">Full H/S<text:tab/><text:tab/><text:tab/><text:span text:style-name="T17">890<text:tab/><text:tab/>985<text:tab/><text:tab/>972<text:tab/><text:tab/>865<text:tab/><text:tab/>951</text:span></text:p>
      <text:p text:style-name="P1">Full H/S + Client Auth<text:tab/><text:span text:style-name="T18">984<text:tab/><text:tab/>1017<text:tab/><text:tab/>1004<text:tab/><text:tab/>1004<text:tab/><text:tab/>940</text:span></text:p>
      <text:p text:style-name="P1"/>
      <text:p text:style-name="P3"><text:span text:style-name="T1">Resume+Early data<text:tab/><text:tab/></text:span><text:span text:style-name="T4">202<text:tab/><text:tab/>165<text:tab/><text:tab/>183<text:tab/><text:tab/>182<text:tab/><text:tab/>170</text:span></text:p>
      <text:p text:style-name="P13"/>
      <text:p text:style-name="P4"><text:span text:style-name="T4">X</text:span><text:span text:style-name="T1">25519 Key generation + Secret Share – 59ms</text:span></text:p>
      <text:p text:style-name="P5"><text:span text:style-name="T1">ECDSA Verification – </text:span><text:span text:style-name="T5">109ms (x3)</text:span></text:p>
      <text:p text:style-name="P5"><text:span text:style-name="T1">ECDSA Signature – </text:span><text:span text:style-name="T5">97ms</text:span></text:p>
      <text:p text:style-name="P29"/>
      <text:p text:style-name="P7"><text:span text:style-name="T5">R</text:span><text:span text:style-name="T1">P2040 Connect – </text:span><text:span text:style-name="T10">ARM M0+ - 133MHz</text:span></text:p>
      <text:p text:style-name="P14"/>
      <text:p text:style-name="P6">Post Quantum<text:tab/><text:span text:style-name="T1"><text:tab/></text:span><text:span text:style-name="T11">Portable software only</text:span></text:p>
      <text:p text:style-name="P14"/>
      <text:p text:style-name="P2"><text:tab/><text:tab/><text:tab/><text:tab/>Time(ms)<text:tab/>Time(ms)<text:tab/>Time(ms)<text:tab/>Time(ms) <text:tab/>Time(ms)</text:p>
      <text:p text:style-name="P2">Full H/S<text:tab/><text:tab/><text:tab/><text:span text:style-name="T21">795</text:span><text:span text:style-name="T15"><text:tab/><text:tab/></text:span><text:span text:style-name="T21">855</text:span><text:span text:style-name="T15"><text:tab/><text:tab/></text:span><text:span text:style-name="T21">776</text:span><text:span text:style-name="T15"><text:tab/><text:tab/></text:span><text:span text:style-name="T22">836</text:span><text:span text:style-name="T15"><text:tab/><text:tab/></text:span><text:span text:style-name="T22">769</text:span></text:p>
      <text:p text:style-name="P2">Full H/S + Client Auth<text:tab/><text:span text:style-name="T24">1028<text:tab/><text:tab/>1144<text:tab/><text:tab/>1523<text:tab/><text:tab/>1051<text:tab/><text:tab/>1102</text:span></text:p>
      <text:p text:style-name="P2"/>
      <text:p text:style-name="P2">Resume+Early data<text:tab/><text:tab/><text:span text:style-name="T21">326</text:span><text:span text:style-name="T15"><text:tab/><text:tab/></text:span><text:span text:style-name="T21">421</text:span><text:span text:style-name="T15"><text:tab/><text:tab/></text:span><text:span text:style-name="T21">368</text:span><text:span text:style-name="T15"><text:tab/><text:tab/></text:span><text:span text:style-name="T22">322</text:span><text:span text:style-name="T15"><text:tab/><text:tab/></text:span><text:span text:style-name="T22">318</text:span><text:span text:style-name="T15"><text:tab/></text:span></text:p>
      <text:p text:style-name="P2"/>
      <text:p text:style-name="P9">Kyber768 Key generation + Secret Share – <text:span text:style-name="T21">51</text:span>ms</text:p>
      <text:p text:style-name="P11">Dilithium3 Verification – <text:span text:style-name="T23">110</text:span><text:span text:style-name="T19">ms (x3)</text:span></text:p>
      <text:p text:style-name="P15"><text:span text:style-name="T1">Dilithium3 Signature – </text:span><text:span text:style-name="T8">1467</text:span><text:span text:style-name="T1">/</text:span><text:span text:style-name="T8">275</text:span><text:span text:style-name="T6">/</text:span><text:span text:style-name="T8">528</text:span><text:span text:style-name="T6">/</text:span><text:span text:style-name="T9">1748</text:span><text:span text:style-name="T6">/</text:span><text:span text:style-name="T9">325</text:span><text:span text:style-name="T7">ms</text:span></text:p>
      <text:p text:style-name="P15"><text:soft-page-break/><text:span text:style-name="T7"/></text:p>
      <text:p text:style-name="P17"><text:span text:style-name="T20">ECC</text:span><text:span text:style-name="T7"><text:tab/>- <text:tab/></text:span><text:span text:style-name="T10">Portable Software Only</text:span></text:p>
      <text:p text:style-name="P17"><text:span text:style-name="T10"/></text:p>
      <text:p text:style-name="P21"><text:tab/><text:tab/><text:tab/><text:tab/>Time(ms)<text:tab/>Time(ms)<text:tab/>Time(ms)<text:tab/>Time(ms) <text:tab/>Time(ms)</text:p>
      <text:p text:style-name="P21">Full H/S<text:tab/><text:tab/><text:tab/><text:span text:style-name="T25">1699</text:span><text:span text:style-name="T15"><text:tab/><text:tab/></text:span><text:span text:style-name="T25">1615</text:span><text:span text:style-name="T15"><text:tab/><text:tab/></text:span><text:span text:style-name="T25">1756</text:span><text:span text:style-name="T15"><text:tab/><text:tab/></text:span><text:span text:style-name="T25">1637</text:span><text:span text:style-name="T15"><text:tab/><text:tab/></text:span><text:span text:style-name="T25">1741</text:span></text:p>
      <text:p text:style-name="P21">Full H/S + Client Auth<text:tab/><text:span text:style-name="T25">2051</text:span><text:span text:style-name="T24"><text:tab/><text:tab/>1</text:span><text:span text:style-name="T25">933</text:span><text:span text:style-name="T24"><text:tab/><text:tab/>1</text:span><text:span text:style-name="T25">961</text:span><text:span text:style-name="T24"><text:tab/><text:tab/>1</text:span><text:span text:style-name="T25">888</text:span><text:span text:style-name="T24"><text:tab/><text:tab/></text:span><text:span text:style-name="T25">2057</text:span></text:p>
      <text:p text:style-name="P21"/>
      <text:p text:style-name="P21">Resume+Early data<text:tab/><text:tab/><text:span text:style-name="T25">325</text:span><text:span text:style-name="T15"><text:tab/><text:tab/></text:span><text:span text:style-name="T25">391</text:span><text:span text:style-name="T15"><text:tab/><text:tab/></text:span><text:span text:style-name="T21">3</text:span><text:span text:style-name="T25">03</text:span><text:span text:style-name="T15"><text:tab/><text:tab/></text:span><text:span text:style-name="T22">3</text:span><text:span text:style-name="T25">03</text:span><text:span text:style-name="T15"><text:tab/><text:tab/></text:span><text:span text:style-name="T25">287</text:span><text:span text:style-name="T15"><text:tab/></text:span></text:p>
      <text:p text:style-name="P17"><text:span text:style-name="T10"/></text:p>
      <text:p text:style-name="P17"><text:span text:style-name="T10"/></text:p>
      <text:p text:style-name="P19"><text:span text:style-name="T4">X</text:span><text:span text:style-name="T1">25519 Key generation + Secret Share – </text:span><text:span text:style-name="T10">19</text:span><text:span text:style-name="T1">9ms</text:span></text:p>
      <text:p text:style-name="P16"><text:span text:style-name="T1">ECDSA Verification – </text:span><text:span text:style-name="T10">402</text:span><text:span text:style-name="T5">ms (x3)</text:span></text:p>
      <text:p text:style-name="P16"><text:span text:style-name="T10">ECDSA Signature – 333</text:span><text:span text:style-name="T5">ms</text:span></text:p>
      <text:p text:style-name="P16"><text:span text:style-name="T5"/></text:p>
      <text:p text:style-name="P17"><text:span text:style-name="T20">ECC</text:span><text:span text:style-name="T7"><text:tab/>- <text:tab/></text:span><text:span text:style-name="T10">Assembly </text:span><text:span text:style-name="T14">(X25519) </text:span><text:span text:style-name="T10">+ Hardware </text:span><text:span text:style-name="T14">(ECDSA)</text:span></text:p>
      <text:p text:style-name="P17"><text:span text:style-name="T10"/></text:p>
      <text:p text:style-name="P21"><text:tab/><text:tab/><text:tab/><text:tab/>Time(ms)<text:tab/>Time(ms)<text:tab/>Time(ms)<text:tab/>Time(ms) <text:tab/>Time(ms)</text:p>
      <text:p text:style-name="P21">Full H/S<text:tab/><text:tab/><text:tab/><text:span text:style-name="T25">494</text:span><text:span text:style-name="T15"><text:tab/><text:tab/></text:span><text:span text:style-name="T25">543</text:span><text:span text:style-name="T15"><text:tab/><text:tab/></text:span><text:span text:style-name="T25">630</text:span><text:span text:style-name="T15"><text:tab/><text:tab/></text:span><text:span text:style-name="T25">627</text:span><text:span text:style-name="T15"><text:tab/><text:tab/></text:span><text:span text:style-name="T25">625</text:span></text:p>
      <text:p text:style-name="P21">Full H/S + Client Auth<text:tab/><text:span text:style-name="T25">612</text:span><text:span text:style-name="T24"><text:tab/><text:tab/></text:span><text:span text:style-name="T25">649</text:span><text:span text:style-name="T24"><text:tab/><text:tab/></text:span><text:span text:style-name="T25">652</text:span><text:span text:style-name="T24"><text:tab/><text:tab/></text:span><text:span text:style-name="T25">662</text:span><text:span text:style-name="T24"><text:tab/><text:tab/></text:span><text:span text:style-name="T25">655</text:span></text:p>
      <text:p text:style-name="P21"/>
      <text:p text:style-name="P21">Resume+Early data<text:tab/><text:tab/><text:span text:style-name="T25">144</text:span><text:span text:style-name="T15"><text:tab/><text:tab/></text:span><text:span text:style-name="T25">146</text:span><text:span text:style-name="T15"><text:tab/><text:tab/></text:span><text:span text:style-name="T25">215</text:span><text:span text:style-name="T15"><text:tab/><text:tab/></text:span><text:span text:style-name="T22">3</text:span><text:span text:style-name="T25">10</text:span><text:span text:style-name="T15"><text:tab/><text:tab/></text:span><text:span text:style-name="T25">2</text:span><text:span text:style-name="T26">2</text:span><text:span text:style-name="T25">1</text:span><text:span text:style-name="T15"><text:tab/></text:span></text:p>
      <text:p text:style-name="P17"><text:span text:style-name="T10"/></text:p>
      <text:p text:style-name="P17"><text:span text:style-name="T10"/></text:p>
      <text:p text:style-name="P19"><text:span text:style-name="T4">X</text:span><text:span text:style-name="T1">25519 Key generation + Secret Share – </text:span><text:span text:style-name="T10">50</text:span><text:span text:style-name="T1">ms</text:span></text:p>
      <text:p text:style-name="P16"><text:span text:style-name="T1">ECDSA Verification – </text:span><text:span text:style-name="T10">68</text:span><text:span text:style-name="T5">ms (x3)</text:span></text:p>
      <text:p text:style-name="P16"><text:span text:style-name="T10">ECDSA Signature – 110</text:span><text:span text:style-name="T5">m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6-25T15:11:59.434000000</meta:creation-date>
    <dc:date>2022-06-28T13:58:12.857000000</dc:date>
    <meta:editing-duration>PT10H21M14S</meta:editing-duration>
    <meta:editing-cycles>11</meta:editing-cycles>
    <meta:generator>LibreOffice/6.4.5.2$Windows_X86_64 LibreOffice_project/a726b36747cf2001e06b58ad5db1aa3a9a1872d6</meta:generator>
    <meta:document-statistic meta:table-count="0" meta:image-count="0" meta:object-count="0" meta:page-count="3" meta:paragraph-count="58" meta:word-count="947" meta:character-count="5865" meta:non-whitespace-character-count="4841"/>
  </office:meta>
</office:document-meta>
</file>